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84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eries-wikidata-benchmark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</table:table-row>
        <table:table-row table:style-name="ro1" table:visibility="filter">
          <table:table-cell office:value-type="string" calcext:value-type="string">
            <text:p>?x1 353 ?x2 . ?x2 226 ?x3 . ?x3 377 ?x4 . ?x1 280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1734 ?x2 . ?x2 2059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322 ?x2 . ?x1 541 ?x3 . ?x2 2059 ?x4 . ?x3 226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1652 ?x2 . ?x2 2027 ?x3 . ?x3 290 ?x4 . ?x1 1665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y 1259 ?x . ?z 820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460 ?x2 . ?x2 1013 ?x3 . ?x3 2031 ?x4 . ?x4 2004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1454 ?x2 . ?x2 2062 ?x3 . ?x3 1144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 1093 ?y . ?x 529 ?z . ?x 482 ?u . ?x 634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1229 ?x2 . ?x1 648 ?x3 . ?x4 897 ?x2 . ?x4 638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1734 ?x2 . ?x2 1144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 1351 ?y . ?x 363 ?z . ?x 1161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 854 ?y . ?x 711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1809 ?x2 . ?x1 1090 ?x3 . ?x4 1184 ?x2 . ?x4 1088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 1833 ?y . ?x 1945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1441 ?x2 . ?x2 1013 ?x3 . ?x3 1206 ?x4 . ?x4 1979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921 ?x2 . ?x2 2059 ?x3 . ?x3 1013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 2020 ?y . ?x 425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y 699 ?x . ?z 1037 ?x . ?u 998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103 ?x2 . ?x2 339 ?x3 . ?x3 89 ?x4 . ?x1 355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 2068 ?y . ?x 2074 ?z . ?x 1698 ?u . ?x 1155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437 ?x2 . ?x2 1268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1611 ?x2 . ?x1 1665 ?x3 . ?x4 1528 ?x2 . ?x4 355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1652 ?x2 . ?x2 2043 ?x3 . ?x3 658 ?x4 . ?x4 939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1742 ?x2 . ?x1 1567 ?x3 . ?x2 290 ?x4 . ?x3 393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y 2005 ?x . ?z 2046 ?x . ?u 473 ?x . ?v 161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 658 ?y . ?x 562 ?z . ?x 611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y 1292 ?x . ?z 529 ?x . ?x 71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1628 ?x2 . ?x2 323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y 1325 ?x . ?z 934 ?x . ?u 1536 ?x . ?v 1194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1756 ?x2 . ?x2 393 ?x3 . ?x3 566 ?x4 . ?x4 2036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490 ?x2 . ?x2 290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1458 ?x2 . ?x2 2059 ?x3 . ?x3 1013 ?x4 . ?x4 38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1206 ?x2 . ?x2 119 ?x3 . ?x1 1534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981 ?x2 . ?x2 372 ?x3 . ?x3 377 ?x4 . ?x4 273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1919 ?x2 . ?x2 473 ?x3 . ?x3 2004 ?x4 . ?x4 377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 1873 ?y . ?x 1145 ?z . ?x 2012 ?u . ?x 318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192 ?x2 . ?x2 1013 ?x3 . ?x3 1557 ?x4 . ?x4 2093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y 1159 ?x . ?z 1939 ?x . ?u 1595 ?x . ?v 676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977 ?x2 . ?x2 478 ?x3 . ?x3 393 ?x4 . ?x1 1686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1711 ?x2 . ?x2 1897 ?x3 . ?x3 2068 ?x4 . ?x1 1686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y 211 ?x . ?z 1977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485 ?x2 . ?x1 162 ?x3 . ?x4 497 ?x2 . ?x4 639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1949 ?x2 . ?x2 829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2051 ?x2 . ?x2 233 ?x3 . ?x1 916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1897 ?x . ?z 1785 ?x . ?x 789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726 ?x2 . ?x2 541 ?x3 . ?x3 432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 925 ?y . ?x 243 ?z . ?x 712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y 2020 ?x . ?z 250 ?x . ?u 1956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2093 ?x2 . ?x2 1767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y 2061 ?x . ?z 372 ?x . ?x 2059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y 886 ?x . ?z 1967 ?x . ?x 1061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 1506 ?y . ?x 2076 ?z . ?x 599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347 ?x2 . ?x1 1029 ?x3 . ?x4 1164 ?x2 . ?x4 1369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y 1735 ?x . ?z 2057 ?x . ?u 446 ?x . ?v 1571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726 ?x2 . ?x2 541 ?x3 . ?x3 432 ?x4 . ?x1 420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 1075 ?y . ?x 191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1734 ?x2 . ?x2 372 ?x3 . ?x3 2059 ?x4 . ?x4 1013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 487 ?y . ?x 997 ?z . ?x 2059 ?u . ?x 1773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656 ?x2 . ?x2 1259 ?x3 . ?x3 719 ?x4 . ?x4 1556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1046 ?x2 . ?x2 432 ?x3 . ?x3 5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950 ?x2 . ?x1 764 ?x3 . ?x4 1288 ?x2 . ?x4 648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y 1720 ?x . ?z 2042 ?x . ?u 1388 ?x . ?v 633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y 821 ?x . ?z 1844 ?x . ?u 1898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766 ?x2 . ?x2 226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 14 ?y . ?x 209 ?z . ?x 1 ?u</text:p>
          </table:table-cell>
          <table:table-cell office:value-type="string" calcext:value-type="string">
            <text:p>T3.txt</text:p>
          </table:table-cell>
        </table:table-row>
        <table:table-row table:style-name="ro1">
          <table:table-cell office:value-type="string" calcext:value-type="string">
            <text:p>?y 322 ?x . ?z 1589 ?x . ?x 1526 ?u . ?x 1557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107 ?x2 . ?x2 1954 ?x3 . ?x1 1553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 1616 ?y . ?x 1627 ?z . ?x 587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323 ?x2 . ?x2 750 ?x3 . ?x3 1236 ?x1</text:p>
          </table:table-cell>
          <table:table-cell office:value-type="string" calcext:value-type="string">
            <text:p>Tr1.txt</text:p>
          </table:table-cell>
        </table:table-row>
        <table:table-row table:style-name="ro1">
          <table:table-cell office:value-type="string" calcext:value-type="string">
            <text:p>?y 209 ?x . ?z 2004 ?x . ?x 1272 ?u . ?x 1665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y 1766 ?x . ?z 691 ?x . ?u 1340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1393 ?x . ?z 1531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 614 ?y . ?x 1758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916 ?x2 . ?x2 1975 ?x3 . ?x1 2062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 1359 ?y . ?x 1443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1634 ?x2 . ?x2 336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132 ?x2 . ?x2 1665 ?x3 . ?x3 987 ?x4 . ?x1 313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y 1812 ?x . ?z 1214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y 586 ?x . ?z 2004 ?x . ?x 283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725 ?x2 . ?x2 532 ?x3 . ?x3 301 ?x4 . ?x4 1129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1376 ?x2 . ?x2 2101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132 ?x2 . ?x2 217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y 1290 ?x . ?z 1871 ?x . ?u 706 ?x . ?v 822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y 912 ?x . ?z 1417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780 ?x2 . ?x2 1236 ?x3 . ?x3 1090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460 ?x2 . ?x1 2031 ?x3 . ?x2 1013 ?x4 . ?x3 2004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y 1736 ?x . ?z 377 ?x . ?x 1640 ?v</text:p>
          </table:table-cell>
          <table:table-cell office:value-type="string" calcext:value-type="string">
            <text:p>J3.txt</text:p>
          </table:table-cell>
        </table:table-row>
        <table:table-row table:style-name="ro1">
          <table:table-cell office:value-type="string" calcext:value-type="string">
            <text:p>?y 1980 ?x . ?z 357 ?x . ?x 1170 ?u . ?x 260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y 255 ?x . ?z 1696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y 420 ?x . ?z 432 ?x . ?u 576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1321 ?x2 . ?x2 541 ?x3 . ?x1 323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1843 ?x . ?z 608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290 ?x2 . ?x2 1567 ?x3 . ?x3 543 ?x4 . ?x4 658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1700 ?x2 . ?x2 750 ?x3 . ?x3 1236 ?x4 . ?x4 59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1441 ?x2 . ?x2 2091 ?x3 . ?x3 1013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y 1555 ?x . ?z 949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y 680 ?x . ?z 98 ?x . ?u 301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730 ?x . ?z 226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044 ?x2 . ?x1 1848 ?x3 . ?x2 1101 ?x4 . ?x3 1914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1412 ?x2 . ?x2 1259 ?x3 . ?x3 202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y 1216 ?x . ?z 583 ?x</text:p>
          </table:table-cell>
          <table:table-cell office:value-type="string" calcext:value-type="string">
            <text:p>TI2.txt</text:p>
          </table:table-cell>
        </table:table-row>
        <table:table-row table:style-name="ro1">
          <table:table-cell office:value-type="string" calcext:value-type="string">
            <text:p>?y 1553 ?x . ?z 473 ?x . ?x 1634 ?u . ?x 213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963 ?x2 . ?x2 725 ?x3 . ?x3 1408 ?x4 . ?x4 108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171 ?x2 . ?x2 750 ?x3 . ?x3 1236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1129 ?x2 . ?x2 337 ?x3 . ?x3 1408 ?x4 . ?x4 1529 ?x1</text:p>
          </table:table-cell>
          <table:table-cell office:value-type="string" calcext:value-type="string">
            <text:p>S1.txt</text:p>
          </table:table-cell>
        </table:table-row>
        <table:table-row table:style-name="ro1">
          <table:table-cell office:value-type="string" calcext:value-type="string">
            <text:p>?y 937 ?x . ?z 541 ?x . ?x 1329 ?u . ?x 952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923 ?x2 . ?x2 283 ?x3 . ?x1 756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1371 ?x . ?z 515 ?x . ?x 851 ?v</text:p>
          </table:table-cell>
          <table:table-cell office:value-type="string" calcext:value-type="string">
            <text:p>J3.txt</text:p>
          </table:table-cell>
        </table:table-row>
        <table:table-row table:style-name="ro1">
          <table:table-cell office:value-type="string" calcext:value-type="string">
            <text:p>?y 362 ?x . ?z 515 ?x . ?x 1444 ?u . ?x 769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 889 ?y . ?x 38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y 1980 ?x . ?z 2098 ?x . ?x 1369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753 ?x2 . ?x2 952 ?x3 . ?x3 2067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 2065 ?y . ?x 2081 ?z . ?x 2036 ?u . ?x 123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491 ?x2 . ?x1 1948 ?x3 . ?x4 331 ?x2 . ?x4 139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y 1543 ?x . ?z 686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2006 ?x2 . ?x2 310 ?x3 . ?x3 792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 1824 ?y . ?x 541 ?z . ?x 1359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130 ?x2 . ?x2 282 ?x3 . ?x1 129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840 ?x2 . ?x2 541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y 390 ?x . ?z 1014 ?x . ?u 381 ?x . ?v 1529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839 ?x2 . ?x1 1526 ?x3 . ?x4 254 ?x2 . ?x4 634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y 891 ?x . ?z 1988 ?x . ?u 89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2004 ?x2 . ?x2 188 ?x3 . ?x3 393 ?x4 . ?x4 67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826 ?x2 . ?x2 1908 ?x3 . ?x3 323 ?x4 . ?x4 322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y 276 ?x . ?z 1885 ?x . ?x 20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1950 ?x2 . ?x2 860 ?x3 . ?x3 1559 ?x4 . ?x4 301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355 ?x2 . ?x2 1553 ?x3 . ?x3 1953 ?x4 . ?x4 761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 1253 ?y . ?x 447 ?z . ?x 2017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 1078 ?y . ?x 1245 ?z . ?x 1184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y 858 ?x . ?z 181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 1019 ?y . ?x 2053 ?z . ?x 1194 ?u . ?x 313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609 ?x2 . ?x2 2060 ?x3 . ?x3 1953 ?x4 . ?x4 1589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674 ?x2 . ?x1 170 ?x3 . ?x4 153 ?x2 . ?x4 791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849 ?x2 . ?x1 543 ?x3 . ?x2 89 ?x4 . ?x3 1742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356 ?x2 . ?x2 233 ?x3 . ?x3 2059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 1607 ?y . ?x 854 ?z . ?x 639 ?u . ?x 254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761 ?x2 . ?x2 967 ?x3 . ?x3 1948 ?x4 . ?x4 42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1944 ?x2 . ?x2 1800 ?x3 . ?x3 2059 ?x4 . ?x4 1013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1919 ?x2 . ?x2 1628 ?x3 . ?x3 1913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923 ?x2 . ?x1 372 ?x3 . ?x2 283 ?x4 . ?x3 756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y 2091 ?x . ?z 377 ?x . ?u 541 ?x . ?v 357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377 ?x2 . ?x2 1987 ?x3 . ?x3 139 ?x4 . ?x1 372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 593 ?y . ?x 604 ?z . ?x 792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273 ?x2 . ?x2 1899 ?x3 . ?x3 1834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1062 ?x2 . ?x2 649 ?x3 . ?x3 644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 1305 ?y . ?x 301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444 ?x2 . ?x2 114 ?x3 . ?x3 301 ?x4 . ?x4 108 ?x1</text:p>
          </table:table-cell>
          <table:table-cell office:value-type="string" calcext:value-type="string">
            <text:p>S1.txt</text:p>
          </table:table-cell>
        </table:table-row>
        <table:table-row table:style-name="ro1">
          <table:table-cell office:value-type="string" calcext:value-type="string">
            <text:p>?y 579 ?x . ?z 750 ?x . ?x 471 ?u . ?x 1236 ?v</text:p>
          </table:table-cell>
          <table:table-cell office:value-type="string" calcext:value-type="string">
            <text:p>J4.txt</text:p>
          </table:table-cell>
        </table:table-row>
        <table:table-row table:style-name="ro1">
          <table:table-cell office:value-type="string" calcext:value-type="string">
            <text:p>?y 684 ?x . ?z 887 ?x . ?x 283 ?u . ?x 494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y 106 ?x . ?z 949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893 ?x2 . ?x2 719 ?x3 . ?x3 357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282 ?x2 . ?x2 2059 ?x3 . ?x1 1567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1521 ?x . ?z 886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332 ?x2 . ?x2 939 ?x3 . ?x3 301 ?x4 . ?x4 686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 1249 ?y . ?x 36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y 1255 ?x . ?z 936 ?x . ?u 932 ?x . ?v 991 ?x</text:p>
          </table:table-cell>
          <table:table-cell office:value-type="string" calcext:value-type="string">
            <text:p>TI4.txt</text:p>
          </table:table-cell>
        </table:table-row>
        <table:table-row table:style-name="ro1">
          <table:table-cell office:value-type="string" calcext:value-type="string">
            <text:p>?y 1615 ?x . ?z 1553 ?x . ?x 532 ?u . ?x 2023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 76 ?y . ?x 1192 ?z . ?x 676 ?u . ?x 1945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1036 ?x2 . ?x1 1404 ?x3 . ?x2 129 ?x4 . ?x3 130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y 1972 ?x . ?z 110 ?x . ?x 1912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 1386 ?y . ?x 103 ?z . ?x 334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532 ?x2 . ?x2 1644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171 ?x2 . ?x2 372 ?x3 . ?x3 193 ?x4 . ?x4 377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y 1108 ?x . ?z 924 ?x . ?u 626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939 ?x . ?z 1409 ?x . ?u 292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 1331 ?y . ?x 356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y 1698 ?x . ?z 290 ?x . ?x 1268 ?v</text:p>
          </table:table-cell>
          <table:table-cell office:value-type="string" calcext:value-type="string">
            <text:p>J3.txt</text:p>
          </table:table-cell>
        </table:table-row>
        <table:table-row table:style-name="ro1">
          <table:table-cell office:value-type="string" calcext:value-type="string">
            <text:p>?y 1950 ?x . ?z 240 ?x . ?x 713 ?u . ?x 1951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 731 ?y . ?x 742 ?z . ?x 1933 ?u . ?x 1905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1044 ?x2 . ?x1 326 ?x3 . ?x4 1408 ?x2 . ?x4 905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296 ?x2 . ?x2 273 ?x3 . ?x3 1665 ?x4 . ?x4 232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1698 ?x2 . ?x2 289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1328 ?x2 . ?x2 1454 ?x3 . ?x3 2059 ?x4 . ?x4 1013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 1694 ?y . ?x 273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267 ?x2 . ?x1 1144 ?x3 . ?x4 266 ?x2 . ?x4 2067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y 971 ?x . ?z 839 ?x . ?u 134 ?x</text:p>
          </table:table-cell>
          <table:table-cell office:value-type="string" calcext:value-type="string">
            <text:p>TI3.txt</text:p>
          </table:table-cell>
        </table:table-row>
        <table:table-row table:style-name="ro1">
          <table:table-cell office:value-type="string" calcext:value-type="string">
            <text:p>?y 1499 ?x . ?z 1956 ?x . ?x 1796 ?u . ?x 161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1692 ?x2 . ?x1 1408 ?x3 . ?x4 1492 ?x2 . ?x4 525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324 ?x2 . ?x1 1810 ?x3 . ?x4 2062 ?x2 . ?x4 2027 ?x3</text:p>
          </table:table-cell>
          <table:table-cell office:value-type="string" calcext:value-type="string">
            <text:p>S2.txt</text:p>
          </table:table-cell>
        </table:table-row>
        <table:table-row table:style-name="ro1">
          <table:table-cell office:value-type="string" calcext:value-type="string">
            <text:p>?y 1687 ?x . ?z 275 ?x . ?x 1376 ?u . ?x 19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 1353 ?y . ?x 1355 ?z . ?x 38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322 ?x2 . ?x2 881 ?x3 . ?x3 263 ?x4</text:p>
          </table:table-cell>
          <table:table-cell office:value-type="string" calcext:value-type="string">
            <text:p>P3.txt</text:p>
          </table:table-cell>
        </table:table-row>
        <table:table-row table:style-name="ro1">
          <table:table-cell office:value-type="string" calcext:value-type="string">
            <text:p>?y 2094 ?x . ?z 497 ?x . ?x 367 ?u . ?x 541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 1318 ?y . ?x 1909 ?z . ?x 120 ?u . ?x 1906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905 ?x2 . ?x2 491 ?x3 . ?x1 331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424 ?x . ?z 917 ?x . ?u 2029 ?x . ?v 438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393 ?x2 . ?x2 766 ?x3 . ?x3 2059 ?x4 . ?x4 1013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566 ?x2 . ?x2 881 ?x3 . ?x3 393 ?x4 . ?x1 1268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y 524 ?x . ?z 301 ?x . ?x 332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327 ?x2 . ?x1 407 ?x3 . ?x2 916 ?x4 . ?x3 139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311 ?x2 . ?x1 1829 ?x3 . ?x4 147 ?x2 . ?x4 1834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929 ?x2 . ?x1 637 ?x3 . ?x4 1895 ?x2 . ?x4 634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2088 ?x2 . ?x1 1083 ?x3 . ?x4 1491 ?x2 . ?x4 1100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 1766 ?y . ?x 422 ?z . ?x 1807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y 782 ?x . ?z 1350 ?x . ?u 1765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2086 ?x2 . ?x1 302 ?x3 . ?x4 917 ?x2 . ?x4 397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y 903 ?x . ?z 1372 ?x . ?u 991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478 ?x2 . ?x1 1979 ?x3 . ?x2 1144 ?x4 . ?x3 603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y 412 ?x . ?z 406 ?x . ?x 713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1589 ?x2 . ?x2 1557 ?x3 . ?x3 649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y 437 ?x . ?z 1908 ?x . ?u 283 ?x . ?v 939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226 ?x2 . ?x2 1780 ?x3 . ?x3 250 ?x4 . ?x1 1956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1841 ?x2 . ?x2 541 ?x3 . ?x1 318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767 ?x . ?z 1868 ?x . ?u 100 ?x</text:p>
          </table:table-cell>
          <table:table-cell office:value-type="string" calcext:value-type="string">
            <text:p>TI3.txt</text:p>
          </table:table-cell>
        </table:table-row>
        <table:table-row table:style-name="ro1">
          <table:table-cell office:value-type="string" calcext:value-type="string">
            <text:p>?y 99 ?x . ?z 524 ?x . ?x 678 ?u . ?x 2080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287 ?x2 . ?x2 719 ?x3 . ?x3 1916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500 ?x2 . ?x1 1716 ?x3 . ?x4 998 ?x2 . ?x4 149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1652 ?x2 . ?x2 541 ?x3 . ?x3 377 ?x4 . ?x1 372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y 701 ?x . ?z 406 ?x . ?x 443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1868 ?x2 . ?x2 102 ?x3 . ?x3 2068 ?x4 . ?x4 552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482 ?x2 . ?x1 820 ?x3 . ?x2 541 ?x4 . ?x3 1889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 1483 ?y . ?x 407 ?z . ?x 2036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766 ?x2 . ?x2 283 ?x3 . ?x3 316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125 ?x2 . ?x2 829 ?x3 . ?x3 1956 ?x4 . ?x4 2005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736 ?x2 . ?x1 313 ?x3 . ?x4 1749 ?x2 . ?x4 1252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y 1925 ?x . ?z 2062 ?x . ?x 1459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y 253 ?x . ?z 1553 ?x . ?x 2067 ?v</text:p>
          </table:table-cell>
          <table:table-cell office:value-type="string" calcext:value-type="string">
            <text:p>J3.txt</text:p>
          </table:table-cell>
        </table:table-row>
        <table:table-row table:style-name="ro1">
          <table:table-cell office:value-type="string" calcext:value-type="string">
            <text:p>?y 253 ?x . ?z 1529 ?x . ?x 334 ?u . ?x 1376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 1909 ?y . ?x 1114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372 ?x2 . ?x2 1170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1321 ?x2 . ?x2 322 ?x3 . ?x3 227 ?x4 . ?x1 292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 383 ?y . ?x 2099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 562 ?y . ?x 233 ?z . ?x 1806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y 1421 ?x . ?z 1256 ?x . ?u 683 ?x . ?v 1860 ?x</text:p>
          </table:table-cell>
          <table:table-cell office:value-type="string" calcext:value-type="string">
            <text:p>TI4.txt</text:p>
          </table:table-cell>
        </table:table-row>
        <table:table-row table:style-name="ro1">
          <table:table-cell office:value-type="string" calcext:value-type="string">
            <text:p>?y 381 ?x . ?z 497 ?x . ?x 807 ?u . ?x 501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y 1790 ?x . ?z 797 ?x . ?u 1288 ?x . ?v 305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346 ?x2 . ?x2 1454 ?x3 . ?x3 273 ?x4 . ?x4 981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1045 ?x2 . ?x1 357 ?x3 . ?x2 247 ?x4 . ?x3 719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1970 ?x2 . ?x1 478 ?x3 . ?x4 256 ?x2 . ?x4 355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y 1673 ?x . ?z 560 ?x . ?u 1735 ?x . ?v 1423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 2025 ?y . ?x 561 ?z . ?x 1043 ?u . ?x 1564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 29 ?y . ?x 521 ?z . ?x 1144 ?u . ?x 2075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 1611 ?y . ?x 490 ?z . ?x 806 ?u . ?x 825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391 ?x2 . ?x1 2068 ?x3 . ?x4 725 ?x2 . ?x4 658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1465 ?x2 . ?x2 891 ?x3 . ?x3 576 ?x4 . ?x1 432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273 ?x2 . ?x2 1899 ?x3 . ?x3 1665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 1835 ?y . ?x 905 ?z . ?x 1706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1328 ?x2 . ?x2 2059 ?x3 . ?x3 1013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 753 ?y . ?x 1090 ?z . ?x 1562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1176 ?x2 . ?x1 1485 ?x3 . ?x2 604 ?x4 . ?x3 603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579 ?x2 . ?x2 95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594 ?x2 . ?x2 891 ?x3 . ?x3 2064 ?x4 . ?x4 306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y 748 ?x . ?z 438 ?x . ?u 1146 ?x . ?v 545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1708 ?x2 . ?x2 963 ?x3 . ?x3 1129 ?x4 . ?x1 1689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y 652 ?x . ?z 694 ?x . ?u 1185 ?x . ?v 198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314 ?x2 . ?x2 967 ?x3 . ?x3 2040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y 771 ?x . ?z 1090 ?x . ?u 2053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1425 ?x . ?z 1559 ?x . ?x 1492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1911 ?x2 . ?x2 933 ?x3 . ?x1 658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525 ?x2 . ?x2 1129 ?x3 . ?x1 1408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109 ?x2 . ?x2 377 ?x3 . ?x3 1665 ?x4 . ?x4 134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 852 ?y . ?x 238 ?z . ?x 1220 ?u</text:p>
          </table:table-cell>
          <table:table-cell office:value-type="string" calcext:value-type="string">
            <text:p>T3.txt</text:p>
          </table:table-cell>
        </table:table-row>
        <table:table-row table:style-name="ro1">
          <table:table-cell office:value-type="string" calcext:value-type="string">
            <text:p>?y 258 ?x . ?z 292 ?x . ?x 54 ?u . ?x 1714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1707 ?x2 . ?x2 1567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1644 ?x2 . ?x1 393 ?x3 . ?x2 1376 ?x4 . ?x3 654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 1814 ?y . ?x 2059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 1937 ?y . ?x 1945 ?z . ?x 997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y 984 ?x . ?z 96 ?x . ?u 425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1389 ?x . ?z 1752 ?x . ?u 751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436 ?x2 . ?x2 171 ?x3 . ?x3 193 ?x4 . ?x1 1644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 1156 ?y . ?x 1299 ?z . ?x 2036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y 253 ?x . ?z 1013 ?x . ?x 1780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952 ?x2 . ?x2 967 ?x3 . ?x3 313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 767 ?y . ?x 95 ?z . ?x 750 ?u . ?x 713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y 1683 ?x . ?z 953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524 ?x2 . ?x2 226 ?x3 . ?x3 44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y 1724 ?x . ?z 633 ?x . ?u 1184 ?x . ?v 1090 ?x</text:p>
          </table:table-cell>
          <table:table-cell office:value-type="string" calcext:value-type="string">
            <text:p>TI4.txt</text:p>
          </table:table-cell>
        </table:table-row>
        <table:table-row table:style-name="ro1">
          <table:table-cell office:value-type="string" calcext:value-type="string">
            <text:p>?y 1711 ?x . ?z 290 ?x . ?x 2096 ?u . ?x 649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y 609 ?x . ?z 815 ?x . ?x 323 ?v</text:p>
          </table:table-cell>
          <table:table-cell office:value-type="string" calcext:value-type="string">
            <text:p>J3.txt</text:p>
          </table:table-cell>
        </table:table-row>
        <table:table-row table:style-name="ro1">
          <table:table-cell office:value-type="string" calcext:value-type="string">
            <text:p>?y 1154 ?x . ?z 524 ?x . ?x 1951 ?u . ?x 1942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 1252 ?y . ?x 2089 ?z . ?x 1521 ?u . ?x 337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498 ?x2 . ?x2 541 ?x3 . ?x3 1236 ?x4 . ?x1 891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y 510 ?x . ?z 1980 ?x . ?x 426 ?v</text:p>
          </table:table-cell>
          <table:table-cell office:value-type="string" calcext:value-type="string">
            <text:p>J3.txt</text:p>
          </table:table-cell>
        </table:table-row>
        <table:table-row table:style-name="ro1">
          <table:table-cell office:value-type="string" calcext:value-type="string">
            <text:p>?y 825 ?x . ?z 1408 ?x . ?x 469 ?u . ?x 1329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1044 ?x2 . ?x2 862 ?x3 . ?x3 224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1045 ?x2 . ?x2 541 ?x3 . ?x3 1465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y 1130 ?x . ?z 177 ?x . ?u 768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2018 ?x2 . ?x2 1559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y 564 ?x . ?z 458 ?x . ?u 1091 ?x . ?v 315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y 1917 ?x . ?z 473 ?x . ?x 1018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1577 ?x2 . ?x2 209 ?x3 . ?x3 393 ?x4 . ?x4 346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470 ?x2 . ?x2 353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y 314 ?x . ?z 1796 ?x . ?x 421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323 ?x2 . ?x2 2059 ?x3 . ?x3 1013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y 298 ?x . ?z 1559 ?x . ?x 1344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y 1160 ?x . ?z 574 ?x . ?x 1755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1663 ?x2 . ?x2 209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283 ?x2 . ?x2 432 ?x3 . ?x3 406 ?x4 . ?x1 1634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 228 ?y . ?x 908 ?z . ?x 898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 925 ?y . ?x 1715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1942 ?x2 . ?x2 1936 ?x3 . ?x3 240 ?x4 . ?x1 1934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896 ?x2 . ?x2 377 ?x3 . ?x3 372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2092 ?x2 . ?x1 497 ?x3 . ?x4 55 ?x2 . ?x4 444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y 305 ?x . ?z 950 ?x . ?u 1359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437 ?x . ?z 2068 ?x . ?u 658 ?x . ?v 292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1441 ?x2 . ?x2 2091 ?x3 . ?x3 1013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y 1502 ?x . ?z 1777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259 ?x2 . ?x2 2059 ?x3 . ?x3 1013 ?x4 . ?x1 820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486 ?x2 . ?x2 1454 ?x3 . ?x3 116 ?x4 . ?x1 1804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y 1477 ?x . ?z 1632 ?x . ?u 714 ?x . ?v 540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273 ?x2 . ?x2 1987 ?x3 . ?x1 1129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 451 ?y . ?x 886 ?z . ?x 1144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966 ?x2 . ?x2 420 ?x3 . ?x3 233 ?x4 . ?x1 227 ?x4</text:p>
          </table:table-cell>
          <table:table-cell office:value-type="string" calcext:value-type="string">
            <text:p>S3.txt</text:p>
          </table:table-cell>
        </table:table-row>
        <table:table-row table:style-name="ro1">
          <table:table-cell office:value-type="string" calcext:value-type="string">
            <text:p>?y 963 ?x . ?z 905 ?x . ?x 1784 ?u . ?x 426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y 704 ?x . ?z 279 ?x . ?u 154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 685 ?y . ?x 986 ?z . ?x 1005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y 1179 ?x . ?z 556 ?x . ?u 1164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1454 ?x2 . ?x2 323 ?x3 . ?x3 2059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y 1600 ?x . ?z 1101 ?x . ?u 2007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1796 ?x . ?z 719 ?x . ?u 301 ?x . ?v 484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y 1449 ?x . ?z 1397 ?x . ?u 1489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766 ?x2 . ?x1 89 ?x3 . ?x4 253 ?x2 . ?x4 541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y 1237 ?x . ?z 1615 ?x</text:p>
          </table:table-cell>
          <table:table-cell office:value-type="string" calcext:value-type="string">
            <text:p>TI2.txt</text:p>
          </table:table-cell>
        </table:table-row>
        <table:table-row table:style-name="ro1">
          <table:table-cell office:value-type="string" calcext:value-type="string">
            <text:p>?y 1848 ?x . ?z 2004 ?x . ?x 1563 ?u . ?x 1085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244 ?x2 . ?x2 432 ?x3 . ?x3 726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1979 ?x2 . ?x2 684 ?x3 . ?x3 226 ?x4 . ?x4 283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314 ?x2 . ?x2 280 ?x3 . ?x3 161 ?x4 . ?x4 560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952 ?x2 . ?x2 1344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 1005 ?y . ?x 241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y 300 ?x . ?z 1978 ?x . ?x 343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2046 ?x2 . ?x2 287 ?x3 . ?x1 2018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 278 ?y . ?x 350 ?z . ?x 313 ?u . ?x 852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552 ?x2 . ?x1 541 ?x3 . ?x2 335 ?x4 . ?x3 440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432 ?x2 . ?x2 367 ?x3 . ?x3 1309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486 ?x2 . ?x2 470 ?x3 . ?x3 1236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2046 ?x2 . ?x1 2043 ?x3 . ?x2 1018 ?x4 . ?x3 1720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282 ?x2 . ?x2 649 ?x3 . ?x3 644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925 ?x2 . ?x1 2068 ?x3 . ?x4 325 ?x2 . ?x4 658 ?x3</text:p>
          </table:table-cell>
          <table:table-cell office:value-type="string" calcext:value-type="string">
            <text:p>S2.txt</text:p>
          </table:table-cell>
        </table:table-row>
        <table:table-row table:style-name="ro1">
          <table:table-cell office:value-type="string" calcext:value-type="string">
            <text:p>?y 1780 ?x . ?z 1013 ?x . ?x 2055 ?u . ?x 89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y 1050 ?x . ?z 1771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 720 ?y . ?x 2089 ?z . ?x 603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1281 ?x2 . ?x2 1665 ?x3 . ?x1 292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1478 ?x . ?z 1794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576 ?x2 . ?x1 89 ?x3 . ?x2 524 ?x4 . ?x3 1742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1047 ?x2 . ?x2 649 ?x3 . ?x3 2093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y 851 ?x . ?z 768 ?x . ?u 1601 ?x . ?v 603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1929 ?x2 . ?x2 781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444 ?x2 . ?x1 497 ?x3 . ?x2 441 ?x4 . ?x3 633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2034 ?x2 . ?x2 750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520 ?x2 . ?x2 243 ?x3 . ?x3 497 ?x4 . ?x4 525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 386 ?y . ?x 747 ?z . ?x 2009 ?u . ?x 287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 284 ?y . ?x 1358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1408 ?x2 . ?x2 2072 ?x3 . ?x3 1300 ?x4 . ?x1 109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y 746 ?x . ?z 1895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71 ?x2 . ?x1 541 ?x3 . ?x2 193 ?x4 . ?x3 651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406 ?x2 . ?x1 420 ?x3 . ?x2 2080 ?x4 . ?x3 546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1948 ?x2 . ?x2 2031 ?x3 . ?x3 2005 ?x4 . ?x4 125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1367 ?x2 . ?x2 330 ?x3 . ?x3 2027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1708 ?x2 . ?x2 372 ?x3 . ?x3 1837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1236 ?x2 . ?x2 1371 ?x3 . ?x3 1367 ?x4 . ?x4 750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1793 ?x2 . ?x2 1559 ?x3 . ?x1 1976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2068 ?x2 . ?x2 1596 ?x3 . ?x1 1436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 728 ?y . ?x 67 ?z . ?x 362 ?u . ?x 1989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 631 ?y . ?x 1618 ?z . ?x 307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2071 ?x2 . ?x2 109 ?x3 . ?x1 313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318 ?x . ?z 1013 ?x . ?x 1599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1178 ?x2 . ?x1 555 ?x3 . ?x2 372 ?x4 . ?x3 377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y 1200 ?x . ?z 1662 ?x . ?u 229 ?x . ?v 893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1321 ?x2 . ?x2 322 ?x3 . ?x3 2066 ?x4 . ?x4 2077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y 1268 ?x . ?z 1013 ?x . ?x 1948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377 ?x2 . ?x2 967 ?x3 . ?x3 119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470 ?x2 . ?x2 287 ?x3 . ?x1 1013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511 ?x . ?z 144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71 ?x2 . ?x2 372 ?x3 . ?x3 193 ?x4 . ?x4 377 ?x1</text:p>
          </table:table-cell>
          <table:table-cell office:value-type="string" calcext:value-type="string">
            <text:p>S1.txt</text:p>
          </table:table-cell>
        </table:table-row>
        <table:table-row table:style-name="ro1">
          <table:table-cell office:value-type="string" calcext:value-type="string">
            <text:p>?y 1534 ?x . ?z 529 ?x . ?x 69 ?u . ?x 1309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 4 ?y . ?x 2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761 ?x2 . ?x2 89 ?x3 . ?x3 541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1948 ?x2 . ?x1 2068 ?x3 . ?x2 1369 ?x4 . ?x3 604 ?x4</text:p>
          </table:table-cell>
          <table:table-cell office:value-type="string" calcext:value-type="string">
            <text:p>S4.txt</text:p>
          </table:table-cell>
        </table:table-row>
        <table:table-row table:style-name="ro1">
          <table:table-cell office:value-type="string" calcext:value-type="string">
            <text:p>?y 1345 ?x . ?z 273 ?x . ?x 76 ?u . ?x 1930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333 ?x2 . ?x2 916 ?x3 . ?x1 444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1309 ?x . ?z 1771 ?x . ?u 1011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282 ?x2 . ?x2 226 ?x3 . ?x3 952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1485 ?x2 . ?x1 275 ?x3 . ?x2 1528 ?x4 . ?x3 309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 1635 ?y . ?x 696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y 494 ?x . ?z 2055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905 ?x2 . ?x2 725 ?x3 . ?x1 1117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130 ?x . ?z 200 ?x . ?u 314 ?x . ?v 1259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139 ?x2 . ?x1 243 ?x3 . ?x2 1129 ?x4 . ?x3 497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119 ?x2 . ?x2 357 ?x3 . ?x3 484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815 ?x2 . ?x2 933 ?x3 . ?x1 1893 ?x3</text:p>
          </table:table-cell>
          <table:table-cell office:value-type="string" calcext:value-type="string">
            <text:p>Tr2.txt</text:p>
          </table:table-cell>
        </table:table-row>
        <table:table-row table:style-name="ro1">
          <table:table-cell office:value-type="string" calcext:value-type="string">
            <text:p>?y 2058 ?x . ?z 372 ?x . ?x 323 ?u . ?x 377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y 1353 ?x . ?z 229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y 2085 ?x . ?z 1882 ?x . ?u 713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1508 ?x . ?z 1595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826 ?x2 . ?x2 2059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1973 ?x2 . ?x1 658 ?x3 . ?x2 677 ?x4 . ?x3 1385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y 676 ?x . ?z 1755 ?x . ?u 762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1754 ?x . ?z 1320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885 ?x2 . ?x2 1206 ?x3 . ?x3 393 ?x4 . ?x4 552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789 ?x2 . ?x1 109 ?x3 . ?x4 1497 ?x2 . ?x4 313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1911 ?x2 . ?x2 2059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y 567 ?x . ?z 1956 ?x . ?u 301 ?x . ?v 905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246 ?x2 . ?x2 1615 ?x3 . ?x1 933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475 ?x . ?z 1500 ?x . ?u 1181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1402 ?x . ?z 796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321 ?x2 . ?x2 541 ?x3 . ?x3 322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2015 ?x2 . ?x2 292 ?x3 . ?x3 611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1948 ?x2 . ?x2 330 ?x3 . ?x3 1929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y 900 ?x . ?z 193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438 ?x2 . ?x2 191 ?x3 . ?x3 1268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1339 ?x2 . ?x2 2002 ?x3 . ?x3 1842 ?x4 . ?x1 1834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y 1687 ?x . ?z 1644 ?x . ?u 275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306 ?x . ?z 950 ?x . ?u 1032 ?x . ?v 653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y 1305 ?x . ?z 505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793 ?x2 . ?x2 1559 ?x3 . ?x1 1976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1157 ?x . ?z 1088 ?x . ?u 1771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227 ?x2 . ?x2 1892 ?x3 . ?x1 1810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574 ?x2 . ?x2 1408 ?x3 . ?x3 862 ?x4 . ?x4 510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1013 ?x2 . ?x2 393 ?x3 . ?x3 2059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y 1991 ?x . ?z 1181 ?x . ?u 782 ?x . ?v 1363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1810 ?x2 . ?x2 372 ?x3 . ?x3 1908 ?x4 . ?x4 939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793 ?x2 . ?x1 1553 ?x3 . ?x4 1492 ?x2 . ?x4 337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56 ?x2 . ?x1 1144 ?x3 . ?x4 973 ?x2 . ?x4 2067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1810 ?x2 . ?x2 668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420 ?x2 . ?x2 226 ?x3 . ?x3 576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900 ?x2 . ?x2 290 ?x3 . ?x3 1268 ?x4 . ?x1 301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1948 ?x2 . ?x2 1441 ?x3 . ?x3 1013 ?x4 . ?x1 139 ?x4</text:p>
          </table:table-cell>
          <table:table-cell office:value-type="string" calcext:value-type="string">
            <text:p>S3.txt</text:p>
          </table:table-cell>
        </table:table-row>
        <table:table-row table:style-name="ro1">
          <table:table-cell office:value-type="string" calcext:value-type="string">
            <text:p>?y 227 ?x . ?z 110 ?x . ?x 1312 ?u . ?x 76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 1962 ?y . ?x 639 ?z . ?x 642 ?u . ?x 341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1750 ?x2 . ?x1 1686 ?x3 . ?x2 1953 ?x4 . ?x3 301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y 889 ?x . ?z 528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449 ?x2 . ?x1 490 ?x3 . ?x2 119 ?x4 . ?x3 377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 1291 ?y . ?x 95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 839 ?y . ?x 1088 ?z . ?x 1707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270 ?x2 . ?x1 2068 ?x3 . ?x4 497 ?x2 . ?x4 128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367 ?x2 . ?x1 171 ?x3 . ?x2 541 ?x4 . ?x3 193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1923 ?x2 . ?x2 1644 ?x3 . ?x3 2004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y 520 ?x . ?z 862 ?x . ?x 401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132 ?x2 . ?x2 171 ?x3 . ?x3 193 ?x4 . ?x1 327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266 ?x2 . ?x1 649 ?x3 . ?x4 265 ?x2 . ?x4 1953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166 ?x2 . ?x2 323 ?x3 . ?x3 322 ?x4 . ?x1 280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1036 ?x2 . ?x2 684 ?x3 . ?x3 2036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 489 ?y . ?x 558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2046 ?x2 . ?x2 2059 ?x3 . ?x3 1013 ?x4 . ?x4 2004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y 1830 ?x . ?z 1895 ?x . ?u 631 ?x . ?v 1575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2017 ?x2 . ?x2 304 ?x3 . ?x3 273 ?x4 . ?x4 150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y 1688 ?x . ?z 1866 ?x . ?u 225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689 ?x . ?z 759 ?x . ?u 1712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876 ?x . ?z 1400 ?x . ?u 1752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1036 ?x2 . ?x2 1614 ?x3 . ?x3 301 ?x4 . ?x4 1433 ?x5</text:p>
          </table:table-cell>
          <table:table-cell office:value-type="string" calcext:value-type="string">
            <text:p>P4.txt</text:p>
          </table:table-cell>
        </table:table-row>
        <table:table-row table:style-name="ro1">
          <table:table-cell office:value-type="string" calcext:value-type="string">
            <text:p>?y 497 ?x . ?z 357 ?x . ?x 1657 ?u . ?x 1408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y 677 ?x . ?z 1421 ?x . ?u 1922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192 ?x2 . ?x1 1612 ?x3 . ?x2 1013 ?x4 . ?x3 1557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 1882 ?y . ?x 2084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1291 ?x2 . ?x2 478 ?x3 . ?x3 119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123 ?x2 . ?x2 226 ?x3 . ?x3 2059 ?x4 . ?x4 1013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y 594 ?x . ?z 98 ?x . ?x 1599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y 294 ?x . ?z 1729 ?x . ?u 2069 ?x . ?v 580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1919 ?x2 . ?x1 1665 ?x3 . ?x2 637 ?x4 . ?x3 971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y 1921 ?x . ?z 539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 295 ?y . ?x 1913 ?z . ?x 859 ?u . ?x 933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 1124 ?y . ?x 1656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y 518 ?x . ?z 336 ?x . ?u 845 ?x . ?v 335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y 407 ?x . ?z 1931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929 ?x2 . ?x2 139 ?x3 . ?x3 330 ?x4 . ?x4 2071 ?x1</text:p>
          </table:table-cell>
          <table:table-cell office:value-type="string" calcext:value-type="string">
            <text:p>S1.txt</text:p>
          </table:table-cell>
        </table:table-row>
        <table:table-row table:style-name="ro1">
          <table:table-cell office:value-type="string" calcext:value-type="string">
            <text:p>?y 391 ?x . ?z 2099 ?x . ?x 427 ?u . ?x 993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y 1343 ?x . ?z 393 ?x . ?x 1632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y 285 ?x . ?z 565 ?x . ?u 2076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590 ?x . ?z 1173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19 ?x2 . ?x2 582 ?x3 . ?x1 629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 1559 ?y . ?x 372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644 ?x2 . ?x2 323 ?x3 . ?x3 322 ?x4 . ?x4 649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2021 ?x2 . ?x1 586 ?x3 . ?x2 1829 ?x4 . ?x3 404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 568 ?y . ?x 1376 ?z . ?x 313 ?u . ?x 1567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y 800 ?x . ?z 2039 ?x . ?u 493 ?x . ?v 1854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1953 ?x2 . ?x2 1644 ?x3 . ?x3 2068 ?x4 . ?x4 997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2002 ?x2 . ?x1 200 ?x3 . ?x2 324 ?x4 . ?x3 164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752 ?x2 . ?x1 2067 ?x3 . ?x4 1553 ?x2 . ?x4 540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 475 ?y . ?x 1954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190 ?x2 . ?x2 719 ?x3 . ?x1 1698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478 ?x2 . ?x2 679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1923 ?x2 . ?x1 1956 ?x3 . ?x2 1083 ?x4 . ?x3 603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y 1232 ?x . ?z 322 ?x . ?x 250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496 ?x2 . ?x2 426 ?x3 . ?x3 275 ?x4 . ?x1 825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y 1162 ?x . ?z 1567 ?x . ?x 421 ?v</text:p>
          </table:table-cell>
          <table:table-cell office:value-type="string" calcext:value-type="string">
            <text:p>J3.txt</text:p>
          </table:table-cell>
        </table:table-row>
        <table:table-row table:style-name="ro1">
          <table:table-cell office:value-type="string" calcext:value-type="string">
            <text:p>?y 1793 ?x . ?z 367 ?x . ?x 1144 ?u . ?x 1088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1577 ?x2 . ?x2 1117 ?x3 . ?x3 1948 ?x4 . ?x4 1298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y 2064 ?x . ?z 301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 1701 ?y . ?x 637 ?z . ?x 1697 ?u . ?x 1324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 1738 ?y . ?x 500 ?z . ?x 1542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 1104 ?y . ?x 426 ?z . ?x 578 ?u . ?x 874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y 940 ?x . ?z 1285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931 ?x2 . ?x1 484 ?x3 . ?x2 357 ?x4 . ?x3 2004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777 ?x2 . ?x2 1453 ?x3</text:p>
          </table:table-cell>
          <table:table-cell office:value-type="string" calcext:value-type="string">
            <text:p>P2.txt</text:p>
          </table:table-cell>
        </table:table-row>
        <table:table-row table:style-name="ro1">
          <table:table-cell office:value-type="string" calcext:value-type="string">
            <text:p>?y 538 ?x . ?z 191 ?x . ?x 1634 ?u . ?x 91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y 261 ?x . ?z 2080 ?x . ?u 546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 912 ?y . ?x 1771 ?z . ?x 83 ?u . ?x 677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760 ?x2 . ?x2 931 ?x3 . ?x3 2036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y 1057 ?x . ?z 782 ?x . ?u 1767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166 ?x2 . ?x2 310 ?x3 . ?x3 1088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 1758 ?y . ?x 31 ?z . ?x 781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905 ?x2 . ?x1 658 ?x3 . ?x2 206 ?x4 . ?x3 1596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1944 ?x2 . ?x2 1800 ?x3 . ?x3 2059 ?x4 . ?x4 1013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1614 ?x2 . ?x2 541 ?x3 . ?x1 226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295 ?x2 . ?x2 372 ?x3 . ?x3 283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1707 ?x2 . ?x2 345 ?x3 . ?x3 1454 ?x4 . ?x4 443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1889 ?x2 . ?x2 684 ?x3 . ?x3 792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2059 ?x2 . ?x2 372 ?x3 . ?x3 377 ?x1</text:p>
          </table:table-cell>
          <table:table-cell office:value-type="string" calcext:value-type="string">
            <text:p>Tr1.txt</text:p>
          </table:table-cell>
        </table:table-row>
        <table:table-row table:style-name="ro1">
          <table:table-cell office:value-type="string" calcext:value-type="string">
            <text:p>?y 1846 ?x . ?z 1973 ?x . ?x 1720 ?u . ?x 2078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 1385 ?y . ?x 1994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99 ?x2 . ?x2 316 ?x3 . ?x1 1948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726 ?x2 . ?x2 541 ?x3 . ?x1 406 ?x3</text:p>
          </table:table-cell>
          <table:table-cell office:value-type="string" calcext:value-type="string">
            <text:p>Tr2.txt</text:p>
          </table:table-cell>
        </table:table-row>
        <table:table-row table:style-name="ro1">
          <table:table-cell office:value-type="string" calcext:value-type="string">
            <text:p>?y 330 ?x . ?z 313 ?x . ?x 1461 ?u . ?x 95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y 538 ?x . ?z 191 ?x . ?u 1553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931 ?x2 . ?x2 357 ?x3 . ?x3 1369 ?x4 . ?x1 582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1416 ?x2 . ?x2 209 ?x3 . ?x3 1017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 814 ?y . ?x 44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1281 ?x2 . ?x2 226 ?x3 . ?x3 292 ?x4 . ?x4 2002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 1519 ?y . ?x 934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y 99 ?x . ?z 316 ?x . ?u 292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253 ?x2 . ?x2 226 ?x3 . ?x3 2059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952 ?x2 . ?x2 967 ?x3 . ?x3 313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658 ?x2 . ?x2 2066 ?x3 . ?x3 604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 686 ?y . ?x 108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1129 ?x2 . ?x2 132 ?x3 . ?x3 301 ?x4 . ?x1 330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966 ?x2 . ?x2 420 ?x3 . ?x3 497 ?x4 . ?x4 432 ?x1</text:p>
          </table:table-cell>
          <table:table-cell office:value-type="string" calcext:value-type="string">
            <text:p>S1.txt</text:p>
          </table:table-cell>
        </table:table-row>
        <table:table-row table:style-name="ro1">
          <table:table-cell office:value-type="string" calcext:value-type="string">
            <text:p>?y 1644 ?x . ?z 233 ?x . ?x 765 ?u . ?x 1408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470 ?x2 . ?x2 432 ?x3 . ?x3 4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 1164 ?y . ?x 161 ?z . ?x 314 ?u . ?x 582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 1427 ?y . ?x 283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891 ?x2 . ?x2 89 ?x3 . ?x3 253 ?x4 . ?x1 766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2049 ?x2 . ?x1 644 ?x3 . ?x4 1892 ?x2 . ?x4 1742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1841 ?x2 . ?x2 541 ?x3 . ?x3 1675 ?x4 . ?x4 2059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2004 ?x2 . ?x2 2098 ?x3 . ?x3 432 ?x4 . ?x4 406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y 1147 ?x . ?z 1789 ?x . ?u 1436 ?x . ?v 321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2021 ?x2 . ?x1 301 ?x3 . ?x2 2081 ?x4 . ?x3 1964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753 ?x2 . ?x2 747 ?x3 . ?x3 1953 ?x4 . ?x1 881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y 438 ?x . ?z 932 ?x . ?u 1201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1160 ?x . ?z 119 ?x . ?x 367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412 ?x2 . ?x2 497 ?x3 . ?x3 243 ?x4 . ?x4 89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1976 ?x2 . ?x2 719 ?x3 . ?x1 838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 1522 ?y . ?x 1962 ?z . ?x 696 ?u . ?x 1367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y 724 ?x . ?z 1698 ?x . ?x 217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y 626 ?x . ?z 1051 ?x . ?u 1451 ?x . ?v 828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 929 ?y . ?x 879 ?z . ?x 1682 ?u . ?x 337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1110 ?x2 . ?x2 372 ?x3 . ?x3 377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y 1999 ?x . ?z 1910 ?x</text:p>
          </table:table-cell>
          <table:table-cell office:value-type="string" calcext:value-type="string">
            <text:p>TI2.txt</text:p>
          </table:table-cell>
        </table:table-row>
        <table:table-row table:style-name="ro1">
          <table:table-cell office:value-type="string" calcext:value-type="string">
            <text:p>?y 2060 ?x . ?z 1259 ?x . ?x 36 ?u . ?x 42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1426 ?x2 . ?x2 407 ?x3 . ?x3 310 ?x4 . ?x4 367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1903 ?x2 . ?x1 1998 ?x3 . ?x2 719 ?x4 . ?x3 2020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y 116 ?x . ?z 621 ?x . ?u 925 ?x . ?v 1048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1281 ?x2 . ?x2 478 ?x3 . ?x3 2002 ?x4 . ?x4 226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 1185 ?y . ?x 416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426 ?x2 . ?x2 282 ?x3 . ?x3 275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y 1407 ?x . ?z 743 ?x . ?u 1402 ?x . ?v 1275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 1 ?y . ?x 933 ?z . ?x 524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y 1911 ?x . ?z 555 ?x . ?x 1689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y 1643 ?x . ?z 1674 ?x . ?u 1223 ?x . ?v 690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y 330 ?x . ?z 250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 1178 ?y . ?x 377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316 ?x2 . ?x1 1634 ?x3 . ?x4 426 ?x2 . ?x4 1948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y 1865 ?x . ?z 556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 465 ?y . ?x 217 ?z . ?x 2025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 252 ?y . ?x 106 ?z . ?x 946 ?u . ?x 2059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y 1742 ?x . ?z 644 ?x . ?x 785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377 ?x2 . ?x2 1438 ?x3 . ?x3 658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 900 ?y . ?x 728 ?z . ?x 737 ?u . ?x 1916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485 ?x2 . ?x2 1454 ?x3 . ?x1 301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1671 ?x . ?z 126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y 1591 ?x . ?z 1639 ?x . ?u 959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1552 ?x2 . ?x2 912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1868 ?x2 . ?x1 2072 ?x3 . ?x2 1971 ?x4 . ?x3 1829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301 ?x2 . ?x2 192 ?x3 . ?x3 1013 ?x4 . ?x4 1557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1047 ?x2 . ?x2 346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 1960 ?y . ?x 548 ?z . ?x 1832 ?u . ?x 1959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1236 ?x2 . ?x1 444 ?x3 . ?x2 349 ?x4 . ?x3 2067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1441 ?x2 . ?x2 470 ?x3 . ?x3 471 ?x4 . ?x1 1328 ?x4</text:p>
          </table:table-cell>
          <table:table-cell office:value-type="string" calcext:value-type="string">
            <text:p>S3.txt</text:p>
          </table:table-cell>
        </table:table-row>
        <table:table-row table:style-name="ro1">
          <table:table-cell office:value-type="string" calcext:value-type="string">
            <text:p>?y 1271 ?x . ?z 490 ?x . ?x 1625 ?u . ?x 225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1800 ?x2 . ?x2 1088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y 558 ?x . ?z 1056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444 ?x2 . ?x2 1129 ?x3 . ?x3 2004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227 ?x2 . ?x2 1129 ?x3 . ?x3 313 ?x4 . ?x4 1090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y 390 ?x . ?z 1956 ?x . ?x 21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 416 ?y . ?x 1796 ?z . ?x 2036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1979 ?x2 . ?x2 1644 ?x3 . ?x1 766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937 ?x2 . ?x1 1973 ?x3 . ?x4 98 ?x2 . ?x4 2004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1553 ?x2 . ?x1 2059 ?x3 . ?x2 319 ?x4 . ?x3 1013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543 ?x2 . ?x2 1117 ?x3 . ?x3 108 ?x4 . ?x4 1792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1634 ?x2 . ?x2 1644 ?x3 . ?x1 905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1998 ?x . ?z 1936 ?x . ?x 119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923 ?x2 . ?x2 283 ?x3 . ?x1 756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1899 ?x2 . ?x2 372 ?x3 . ?x3 1978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y 352 ?x . ?z 1766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y 289 ?x . ?z 565 ?x . ?u 2076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274 ?x2 . ?x2 283 ?x3 . ?x3 1252 ?x4 . ?x4 2075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 300 ?y . ?x 38 ?z . ?x 713 ?u . ?x 317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1848 ?x2 . ?x2 1948 ?x3 . ?x3 310 ?x4 . ?x1 1980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 320 ?y . ?x 146 ?z . ?x 1070 ?u . ?x 2084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 451 ?y . ?x 693 ?z . ?x 1499 ?u . ?x 886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750 ?x2 . ?x2 1704 ?x3 . ?x3 1029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625 ?x2 . ?x1 247 ?x3 . ?x4 1336 ?x2 . ?x4 2044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849 ?x2 . ?x2 343 ?x3 . ?x3 1567 ?x4 . ?x4 42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391 ?x2 . ?x2 139 ?x3 . ?x3 987 ?x4 . ?x1 313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1036 ?x2 . ?x2 1553 ?x3 . ?x1 1382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1345 ?x2 . ?x2 287 ?x3 . ?x3 226 ?x4 . ?x1 2068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1870 ?x2 . ?x2 301 ?x3 . ?x3 1408 ?x4 . ?x4 317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420 ?x2 . ?x2 541 ?x3 . ?x3 301 ?x4 . ?x4 317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 142 ?y . ?x 1005 ?z . ?x 38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966 ?x2 . ?x1 233 ?x3 . ?x2 420 ?x4 . ?x3 432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327 ?x2 . ?x2 541 ?x3 . ?x3 490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1219 ?x2 . ?x2 1710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2043 ?x2 . ?x2 972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276 ?x2 . ?x2 2059 ?x3 . ?x3 1454 ?x4 . ?x4 323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y 1835 ?x . ?z 226 ?x . ?u 962 ?x . ?v 541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1557 ?x2 . ?x2 649 ?x3 . ?x1 609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114 ?x2 . ?x2 1975 ?x3 . ?x3 987 ?x4 . ?x1 109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171 ?x2 . ?x1 1144 ?x3 . ?x4 541 ?x2 . ?x4 2067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473 ?x2 . ?x2 854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1780 ?x2 . ?x2 89 ?x3 . ?x3 1949 ?x4 . ?x4 1232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292 ?x2 . ?x1 478 ?x3 . ?x2 313 ?x4 . ?x3 1300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1321 ?x2 . ?x2 541 ?x3 . ?x1 323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781 ?x2 . ?x2 357 ?x3 . ?x3 200 ?x4 . ?x1 1868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 1092 ?y . ?x 1299 ?z . ?x 160 ?u . ?x 255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578 ?x2 . ?x1 1792 ?x3 . ?x4 748 ?x2 . ?x4 658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1677 ?x2 . ?x2 2059 ?x3 . ?x3 1013 ?x4 . ?x1 753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y 1733 ?x . ?z 1120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 658 ?y . ?x 772 ?z . ?x 255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1524 ?x2 . ?x2 332 ?x3 . ?x3 1367 ?x4 . ?x4 704 ?x5</text:p>
          </table:table-cell>
          <table:table-cell office:value-type="string" calcext:value-type="string">
            <text:p>P4.txt</text:p>
          </table:table-cell>
        </table:table-row>
        <table:table-row table:style-name="ro1">
          <table:table-cell office:value-type="string" calcext:value-type="string">
            <text:p>?y 273 ?x . ?z 1013 ?x . ?x 1562 ?u . ?x 38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1122 ?x2 . ?x1 313 ?x3 . ?x4 1039 ?x2 . ?x4 1252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y 731 ?x . ?z 1850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 1571 ?y . ?x 2078 ?z . ?x 1370 ?u</text:p>
          </table:table-cell>
          <table:table-cell office:value-type="string" calcext:value-type="string">
            <text:p>T3.txt</text:p>
          </table:table-cell>
        </table:table-row>
        <table:table-row table:style-name="ro1">
          <table:table-cell office:value-type="string" calcext:value-type="string">
            <text:p>?y 962 ?x . ?z 1013 ?x . ?x 362 ?u . ?x 274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 682 ?y . ?x 251 ?z . ?x 835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1485 ?x2 . ?x2 274 ?x3 . ?x3 377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y 935 ?x . ?z 810 ?x . ?u 1856 ?x . ?v 1695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1441 ?x2 . ?x2 470 ?x3 . ?x3 139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y 1802 ?x . ?z 809 ?x . ?u 1732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834 ?x . ?z 998 ?x . ?u 1350 ?x . ?v 1303 ?x</text:p>
          </table:table-cell>
          <table:table-cell office:value-type="string" calcext:value-type="string">
            <text:p>TI4.txt</text:p>
          </table:table-cell>
        </table:table-row>
        <table:table-row table:style-name="ro1">
          <table:table-cell office:value-type="string" calcext:value-type="string">
            <text:p>?y 2021 ?x . ?z 324 ?x . ?x 685 ?u . ?x 586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313 ?x2 . ?x2 1088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 385 ?y . ?x 1144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 757 ?y . ?x 407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y 649 ?x . ?z 301 ?x . ?x 1627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246 ?x2 . ?x2 2000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y 1619 ?x . ?z 1263 ?x . ?u 1293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 923 ?y . ?x 323 ?z . ?x 1833 ?u . ?x 337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103 ?x2 . ?x2 128 ?x3 . ?x3 155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324 ?x2 . ?x2 1507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881 ?x2 . ?x1 89 ?x3 . ?x2 335 ?x4 . ?x3 440 ?x4</text:p>
          </table:table-cell>
          <table:table-cell office:value-type="string" calcext:value-type="string">
            <text:p>S4.txt</text:p>
          </table:table-cell>
        </table:table-row>
        <table:table-row table:style-name="ro1">
          <table:table-cell office:value-type="string" calcext:value-type="string">
            <text:p>?y 1237 ?x . ?z 377 ?x . ?x 372 ?u . ?x 363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900 ?x2 . ?x2 323 ?x3 . ?x3 322 ?x4 . ?x4 854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 682 ?y . ?x 502 ?z . ?x 1088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594 ?x2 . ?x2 1471 ?x3 . ?x3 71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y 2001 ?x . ?z 2045 ?x</text:p>
          </table:table-cell>
          <table:table-cell office:value-type="string" calcext:value-type="string">
            <text:p>TI2.txt</text:p>
          </table:table-cell>
        </table:table-row>
        <table:table-row table:style-name="ro1">
          <table:table-cell office:value-type="string" calcext:value-type="string">
            <text:p>?y 114 ?x . ?z 98 ?x . ?x 663 ?u . ?x 67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460 ?x2 . ?x2 1013 ?x3 . ?x3 2031 ?x4 . ?x4 2004 ?x1</text:p>
          </table:table-cell>
          <table:table-cell office:value-type="string" calcext:value-type="string">
            <text:p>S1.txt</text:p>
          </table:table-cell>
        </table:table-row>
        <table:table-row table:style-name="ro1">
          <table:table-cell office:value-type="string" calcext:value-type="string">
            <text:p>?y 339 ?x . ?z 1975 ?x . ?x 338 ?u . ?x 705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1944 ?x2 . ?x2 1800 ?x3 . ?x1 301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 1801 ?y . ?x 2086 ?z . ?x 2059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779 ?x2 . ?x2 139 ?x3 . ?x3 772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987 ?x2 . ?x2 301 ?x3 . ?x3 282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103 ?x2 . ?x2 684 ?x3 . ?x3 226 ?x4 . ?x4 161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1548 ?x2 . ?x2 872 ?x3 . ?x3 1842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y 1133 ?x . ?z 112 ?x . ?u 942 ?x . ?v 1468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2091 ?x2 . ?x2 2059 ?x3 . ?x3 1013 ?x4 . ?x1 139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y 1886 ?x . ?z 377 ?x . ?x 47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1487 ?x2 . ?x2 1792 ?x3 . ?x3 1615 ?x4 . ?x4 46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2072 ?x2 . ?x2 1408 ?x3 . ?x3 725 ?x4 . ?x4 781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482 ?x2 . ?x2 2093 ?x3 . ?x3 1390 ?x4 . ?x4 820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 112 ?y . ?x 763 ?z . ?x 1453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962 ?x2 . ?x2 886 ?x3 . ?x3 393 ?x4 . ?x1 1792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2062 ?x2 . ?x2 292 ?x3 . ?x3 301 ?x4 . ?x1 2027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 1595 ?y . ?x 2085 ?z . ?x 1867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1524 ?x2 . ?x2 2059 ?x3 . ?x3 1013 ?x4 . ?x4 1837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2020 ?x2 . ?x2 997 ?x3 . ?x3 44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2068 ?x2 . ?x2 290 ?x3 . ?x3 566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119 ?x2 . ?x2 362 ?x3 . ?x3 2020 ?x4 . ?x4 372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 184 ?y . ?x 1000 ?z . ?x 1161 ?u . ?x 1376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 965 ?y . ?x 1910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256 ?x2 . ?x1 98 ?x3 . ?x4 1842 ?x2 . ?x4 226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644 ?x2 . ?x2 273 ?x3 . ?x3 878 ?x4 . ?x1 1526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 964 ?y . ?x 1942 ?z . ?x 1950 ?u . ?x 1909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 2039 ?y . ?x 1100 ?z . ?x 679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498 ?x2 . ?x2 471 ?x3 . ?x1 2059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1612 ?x2 . ?x2 609 ?x3 . ?x3 1589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y 2021 ?x . ?z 497 ?x . ?u 301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1610 ?x . ?z 1812 ?x . ?u 653 ?x . ?v 1515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 1819 ?y . ?x 36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1281 ?x2 . ?x1 324 ?x3 . ?x2 933 ?x4 . ?x3 282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 584 ?y . ?x 546 ?z . ?x 676 ?u . ?x 1491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327 ?x2 . ?x2 1382 ?x3 . ?x3 1499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y 931 ?x . ?z 2051 ?x . ?u 1980 ?x . ?v 1979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1628 ?x2 . ?x2 1567 ?x3 . ?x3 1742 ?x4 . ?x4 261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1700 ?x2 . ?x2 750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 1580 ?y . ?x 1428 ?z . ?x 678 ?u . ?x 933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952 ?x2 . ?x2 372 ?x3 . ?x3 226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1529 ?x2 . ?x2 323 ?x3 . ?x3 322 ?x4 . ?x4 532 ?x1</text:p>
          </table:table-cell>
          <table:table-cell office:value-type="string" calcext:value-type="string">
            <text:p>S1.txt</text:p>
          </table:table-cell>
        </table:table-row>
        <table:table-row table:style-name="ro1">
          <table:table-cell office:value-type="string" calcext:value-type="string">
            <text:p>?y 498 ?x . ?z 372 ?x . ?x 377 ?u . ?x 1236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973 ?x2 . ?x1 1942 ?x3 . ?x4 443 ?x2 . ?x4 226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y 1545 ?x . ?z 1419 ?x . ?u 788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132 ?x2 . ?x2 484 ?x3 . ?x1 444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312 ?x2 . ?x2 1923 ?x3 . ?x3 287 ?x4 . ?x1 98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658 ?x2 . ?x1 103 ?x3 . ?x2 246 ?x4 . ?x3 393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999 ?x2 . ?x1 939 ?x3 . ?x2 100 ?x4 . ?x3 1923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1371 ?x2 . ?x2 579 ?x3 . ?x3 1367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 1734 ?y . ?x 952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1291 ?x2 . ?x2 478 ?x3 . ?x3 119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 362 ?y . ?x 1377 ?z . ?x 85 ?u . ?x 1713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478 ?x2 . ?x2 282 ?x3 . ?x1 484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850 ?x . ?z 497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321 ?x2 . ?x2 322 ?x3 . ?x3 233 ?x4 . ?x1 227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1934 ?x2 . ?x2 724 ?x3 . ?x3 597 ?x4 . ?x4 71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2044 ?x2 . ?x2 1553 ?x3 . ?x3 576 ?x4 . ?x4 4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420 ?x2 . ?x2 292 ?x3 . ?x3 432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y 567 ?x . ?z 1553 ?x . ?x 1665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y 714 ?x . ?z 2067 ?x . ?u 1477 ?x . ?v 1303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537 ?x2 . ?x2 518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y 896 ?x . ?z 377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 104 ?y . ?x 1304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y 326 ?x . ?z 1272 ?x . ?u 905 ?x . ?v 108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2031 ?x2 . ?x2 283 ?x3 . ?x3 377 ?x4 . ?x4 2036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1246 ?x2 . ?x1 639 ?x3 . ?x4 1385 ?x2 . ?x4 134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 1810 ?y . ?x 1169 ?z . ?x 603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4 ?x2 . ?x2 15 ?x3 . ?x3 16 ?x4 . ?x1 2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1219 ?x2 . ?x2 273 ?x3 . ?x3 1525 ?x4 . ?x4 1153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 492 ?y . ?x 606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2094 ?x2 . ?x2 310 ?x3 . ?x3 161 ?x4 . ?x4 108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825 ?x2 . ?x2 2006 ?x3 . ?x3 54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1408 ?x2 . ?x2 1376 ?x3 . ?x1 426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 1828 ?y . ?x 233 ?z . ?x 195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y 1176 ?x . ?z 275 ?x . ?x 864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1950 ?x2 . ?x2 1942 ?x3 . ?x3 973 ?x4 . ?x1 56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 1770 ?y . ?x 1012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y 1114 ?x . ?z 1672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566 ?x2 . ?x2 1634 ?x3 . ?x3 933 ?x4 . ?x4 89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1044 ?x2 . ?x2 1117 ?x3 . ?x1 1848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139 ?x2 . ?x2 444 ?x3 . ?x3 1129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1612 ?x2 . ?x1 2059 ?x3 . ?x2 618 ?x4 . ?x3 1013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362 ?x2 . ?x1 1465 ?x3 . ?x4 280 ?x2 . ?x4 310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 1817 ?y . ?x 1436 ?z . ?x 46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1289 ?x2 . ?x2 2075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1652 ?x2 . ?x2 498 ?x3 . ?x3 1236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1044 ?x2 . ?x2 1973 ?x3 . ?x1 326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629 ?x . ?z 1144 ?x . ?u 1247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 1350 ?y . ?x 407 ?z . ?x 45 ?u . ?x 1665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y 1825 ?x . ?z 631 ?x . ?u 1643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963 ?x . ?z 233 ?x . ?u 1408 ?x . ?v 1956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612 ?x2 . ?x1 1252 ?x3 . ?x4 569 ?x2 . ?x4 313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324 ?x2 . ?x2 412 ?x3 . ?x3 89 ?x4 . ?x1 933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y 690 ?x . ?z 2000 ?x . ?u 1781 ?x . ?v 363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1634 ?x2 . ?x2 1441 ?x3 . ?x3 470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1707 ?x2 . ?x1 541 ?x3 . ?x4 226 ?x2 . ?x4 933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1176 ?x2 . ?x2 2094 ?x3 . ?x3 273 ?x4 . ?x4 209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 28 ?y . ?x 75 ?z . ?x 737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y 758 ?x . ?z 902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340 ?x2 . ?x2 1236 ?x3 . ?x3 89 ?x4 . ?x4 1268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 1568 ?y . ?x 31 ?z . ?x 371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 1243 ?y . ?x 539 ?z . ?x 1186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420 ?x2 . ?x2 406 ?x3 . ?x3 432 ?x4 . ?x4 726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1577 ?x2 . ?x2 355 ?x3 . ?x1 233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2044 ?x . ?z 2020 ?x . ?x 317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y 470 ?x . ?z 426 ?x . ?u 377 ?x . ?v 372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412 ?x2 . ?x2 2059 ?x3 . ?x3 1454 ?x4 . ?x4 997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471 ?x2 . ?x2 541 ?x3 . ?x3 470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y 726 ?x . ?z 283 ?x . ?x 1559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 952 ?y . ?x 2067 ?z . ?x 566 ?u . ?x 1385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982 ?x2 . ?x1 933 ?x3 . ?x2 363 ?x4 . ?x3 1596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1291 ?x2 . ?x2 106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449 ?x2 . ?x2 436 ?x3 . ?x3 139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 1748 ?y . ?x 1293 ?z . ?x 1072 ?u . ?x 1621 ?v</text:p>
          </table:table-cell>
          <table:table-cell office:value-type="string" calcext:value-type="string">
            <text:p>T4.txt</text:p>
          </table:table-cell>
        </table:table-row>
        <table:table-row table:style-name="ro1">
          <table:table-cell office:value-type="string" calcext:value-type="string">
            <text:p>?y 778 ?x . ?z 357 ?x . ?x 1897 ?u . ?x 1640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 843 ?y . ?x 712 ?z . ?x 47 ?u</text:p>
          </table:table-cell>
          <table:table-cell office:value-type="string" calcext:value-type="string">
            <text:p>T3.txt</text:p>
          </table:table-cell>
        </table:table-row>
        <table:table-row table:style-name="ro1">
          <table:table-cell office:value-type="string" calcext:value-type="string">
            <text:p>?y 767 ?x . ?z 407 ?x . ?x 1282 ?u . ?x 52 ?v</text:p>
          </table:table-cell>
          <table:table-cell office:value-type="string" calcext:value-type="string">
            <text:p>J4.txt</text:p>
          </table:table-cell>
        </table:table-row>
        <table:table-row table:style-name="ro1">
          <table:table-cell office:value-type="string" calcext:value-type="string">
            <text:p>?y 724 ?x . ?z 1938 ?x . ?x 1197 ?u . ?x 713 ?v</text:p>
          </table:table-cell>
          <table:table-cell office:value-type="string" calcext:value-type="string">
            <text:p>J4.txt</text:p>
          </table:table-cell>
        </table:table-row>
        <table:table-row table:style-name="ro1">
          <table:table-cell office:value-type="string" calcext:value-type="string">
            <text:p>?y 417 ?x . ?z 357 ?x . ?x 854 ?u . ?x 1463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948 ?x2 . ?x2 2098 ?x3 . ?x3 98 ?x4 . ?x4 202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164 ?x2 . ?x1 393 ?x3 . ?x4 1889 ?x2 . ?x4 933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1394 ?x2 . ?x2 301 ?x3 . ?x3 541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 536 ?y . ?x 222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1302 ?x2 . ?x1 1252 ?x3 . ?x4 1861 ?x2 . ?x4 313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y 753 ?x . ?z 373 ?x . ?u 367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y 841 ?x . ?z 1145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236 ?x2 . ?x2 767 ?x3 . ?x3 766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1 226 ?x2 . ?x2 541 ?x3 . ?x3 1268 ?x4 . ?x4 684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y 1349 ?x . ?z 1155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x1 159 ?x2 . ?x1 158 ?x3 . ?x4 162 ?x2 . ?x4 269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 1145 ?y . ?x 106 ?z . ?x 464 ?u . ?x 1595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1557 ?x2 . ?x2 1251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 1081 ?y . ?x 389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1328 ?x2 . ?x1 1441 ?x3 . ?x2 1948 ?x4 . ?x3 1454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y 1942 ?x . ?z 1292 ?x . ?x 467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 490 ?y . ?x 1834 ?z . ?x 830 ?u . ?x 1575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y 1914 ?x . ?z 1088 ?x . ?u 995 ?x . ?v 1676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y 432 ?x . ?z 576 ?x . ?x 713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114 ?x2 . ?x1 1553 ?x3 . ?x4 287 ?x2 . ?x4 1929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125 ?x2 . ?x2 1391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 1911 ?y . ?x 914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 1955 ?y . ?x 38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 1111 ?y . ?x 746 ?z . ?x 446 ?u . ?x 1050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1441 ?x2 . ?x2 1454 ?x3 . ?x3 317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820 ?x2 . ?x2 719 ?x3 . ?x3 482 ?x4 . ?x4 697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391 ?x2 . ?x2 1376 ?x3 . ?x3 250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 1134 ?y . ?x 425 ?z</text:p>
          </table:table-cell>
          <table:table-cell office:value-type="string" calcext:value-type="string">
            <text:p>T2.txt</text:p>
          </table:table-cell>
        </table:table-row>
        <table:table-row table:style-name="ro1">
          <table:table-cell office:value-type="string" calcext:value-type="string">
            <text:p>?y 482 ?x . ?z 193 ?x . ?x 599 ?u . ?x 47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 1092 ?y . ?x 2028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y 1480 ?x . ?z 831 ?x . ?u 976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1949 ?x2 . ?x1 1268 ?x3 . ?x2 355 ?x4 . ?x3 290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323 ?x2 . ?x2 886 ?x3 . ?x3 1980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538 ?x2 . ?x1 107 ?x3 . ?x4 191 ?x2 . ?x4 1376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y 649 ?x . ?z 301 ?x . ?x 1579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y 443 ?x . ?z 283 ?x . ?x 282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 1850 ?y . ?x 1828 ?z . ?x 20 ?u . ?x 728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 660 ?y . ?x 1918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 349 ?y . ?x 1999 ?z . ?x 1809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1 838 ?x2 . ?x2 357 ?x3 . ?x3 719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y 1704 ?x . ?z 98 ?x . ?x 2055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891 ?x2 . ?x2 767 ?x3 . ?x3 89 ?x4 . ?x4 654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1750 ?x2 . ?x2 273 ?x3 . ?x3 2002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 1423 ?y . ?x 261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1976 ?x2 . ?x2 1640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470 ?x2 . ?x2 471 ?x3 . ?x1 541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99 ?x2 . ?x2 931 ?x3 . ?x3 372 ?x4 . ?x4 2080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1 1775 ?x2 . ?x2 301 ?x3 . ?x3 2059 ?x4 . ?x4 1013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2028 ?x2 . ?x2 684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1236 ?x2 . ?x2 2059 ?x3 . ?x3 750 ?x1</text:p>
          </table:table-cell>
          <table:table-cell office:value-type="string" calcext:value-type="string">
            <text:p>Tr1.txt</text:p>
          </table:table-cell>
        </table:table-row>
        <table:table-row table:style-name="ro1" table:visibility="filter">
          <table:table-cell office:value-type="string" calcext:value-type="string">
            <text:p>?x 1165 ?y . ?x 504 ?z . ?x 1772 ?u</text:p>
          </table:table-cell>
          <table:table-cell office:value-type="string" calcext:value-type="string">
            <text:p>T3.txt</text:p>
          </table:table-cell>
        </table:table-row>
        <table:table-row table:style-name="ro1" table:visibility="filter">
          <table:table-cell office:value-type="string" calcext:value-type="string">
            <text:p>?x 1732 ?y . ?x 688 ?z . ?x 895 ?u . ?x 2042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 1501 ?y . ?x 1981 ?z . ?x 603 ?u . ?x 895 ?v</text:p>
          </table:table-cell>
          <table:table-cell office:value-type="string" calcext:value-type="string">
            <text:p>T4.txt</text:p>
          </table:table-cell>
        </table:table-row>
        <table:table-row table:style-name="ro1">
          <table:table-cell office:value-type="string" calcext:value-type="string">
            <text:p>?y 1281 ?x . ?z 1013 ?x . ?x 648 ?u . ?x 478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y 233 ?x . ?z 1529 ?x . ?x 1477 ?v</text:p>
          </table:table-cell>
          <table:table-cell office:value-type="string" calcext:value-type="string">
            <text:p>J3.txt</text:p>
          </table:table-cell>
        </table:table-row>
        <table:table-row table:style-name="ro1" table:visibility="filter">
          <table:table-cell office:value-type="string" calcext:value-type="string">
            <text:p>?x1 658 ?x2 . ?x2 233 ?x3 . ?x3 1408 ?x4 . ?x4 862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 1465 ?y . ?x 36 ?z . ?x 898 ?u . ?x 1144 ?v</text:p>
          </table:table-cell>
          <table:table-cell office:value-type="string" calcext:value-type="string">
            <text:p>T4.txt</text:p>
          </table:table-cell>
        </table:table-row>
        <table:table-row table:style-name="ro1" table:visibility="filter">
          <table:table-cell office:value-type="string" calcext:value-type="string">
            <text:p>?x1 1835 ?x2 . ?x2 432 ?x3 . ?x3 524 ?x4 . ?x1 330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y 1163 ?x . ?z 787 ?x</text:p>
          </table:table-cell>
          <table:table-cell office:value-type="string" calcext:value-type="string">
            <text:p>TI2.txt</text:p>
          </table:table-cell>
        </table:table-row>
        <table:table-row table:style-name="ro1" table:visibility="filter">
          <table:table-cell office:value-type="string" calcext:value-type="string">
            <text:p>?y 1586 ?x . ?z 1417 ?x . ?u 1695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952 ?x2 . ?x2 44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 1471 ?y . ?x 1857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x1 532 ?x2 . ?x2 1925 ?x3 . ?x3 301 ?x4 . ?x4 1306 ?x5</text:p>
          </table:table-cell>
          <table:table-cell office:value-type="string" calcext:value-type="string">
            <text:p>P4.txt</text:p>
          </table:table-cell>
        </table:table-row>
        <table:table-row table:style-name="ro1" table:visibility="filter">
          <table:table-cell office:value-type="string" calcext:value-type="string">
            <text:p>?x 1861 ?y . ?x 591 ?z</text:p>
          </table:table-cell>
          <table:table-cell office:value-type="string" calcext:value-type="string">
            <text:p>T2.txt</text:p>
          </table:table-cell>
        </table:table-row>
        <table:table-row table:style-name="ro1" table:visibility="filter">
          <table:table-cell office:value-type="string" calcext:value-type="string">
            <text:p>?y 376 ?x . ?z 1873 ?x . ?u 1712 ?x</text:p>
          </table:table-cell>
          <table:table-cell office:value-type="string" calcext:value-type="string">
            <text:p>TI3.txt</text:p>
          </table:table-cell>
        </table:table-row>
        <table:table-row table:style-name="ro1" table:visibility="filter">
          <table:table-cell office:value-type="string" calcext:value-type="string">
            <text:p>?x1 1491 ?x2 . ?x1 1083 ?x3 . ?x4 2088 ?x2 . ?x4 1100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1796 ?x2 . ?x2 444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978 ?x2 . ?x1 209 ?x3 . ?x4 263 ?x2 . ?x4 2098 ?x3</text:p>
          </table:table-cell>
          <table:table-cell office:value-type="string" calcext:value-type="string">
            <text:p>S2.txt</text:p>
          </table:table-cell>
        </table:table-row>
        <table:table-row table:style-name="ro1" table:visibility="filter">
          <table:table-cell office:value-type="string" calcext:value-type="string">
            <text:p>?x1 1219 ?x2 . ?x2 1635 ?x3</text:p>
          </table:table-cell>
          <table:table-cell office:value-type="string" calcext:value-type="string">
            <text:p>P2.txt</text:p>
          </table:table-cell>
        </table:table-row>
        <table:table-row table:style-name="ro1">
          <table:table-cell office:value-type="string" calcext:value-type="string">
            <text:p>?y 346 ?x . ?z 1559 ?x . ?x 541 ?u . ?x 1454 ?v</text:p>
          </table:table-cell>
          <table:table-cell office:value-type="string" calcext:value-type="string">
            <text:p>J4.txt</text:p>
          </table:table-cell>
        </table:table-row>
        <table:table-row table:style-name="ro1" table:visibility="filter">
          <table:table-cell office:value-type="string" calcext:value-type="string">
            <text:p>?x1 779 ?x2 . ?x2 282 ?x3 . ?x3 1829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1046 ?x2 . ?x2 432 ?x3 . ?x3 524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253 ?x2 . ?x2 89 ?x3 . ?x1 283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y 1377 ?x . ?z 2020 ?x . ?u 529 ?x . ?v 119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y 169 ?x . ?z 673 ?x . ?u 1630 ?x . ?v 1207 ?x</text:p>
          </table:table-cell>
          <table:table-cell office:value-type="string" calcext:value-type="string">
            <text:p>TI4.txt</text:p>
          </table:table-cell>
        </table:table-row>
        <table:table-row table:style-name="ro1" table:visibility="filter">
          <table:table-cell office:value-type="string" calcext:value-type="string">
            <text:p>?x1 108 ?x2 . ?x2 1737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1 420 ?x2 . ?x2 227 ?x3 . ?x1 406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292 ?x2 . ?x2 98 ?x3 . ?x3 1045 ?x4 . ?x4 1465 ?x1</text:p>
          </table:table-cell>
          <table:table-cell office:value-type="string" calcext:value-type="string">
            <text:p>S1.txt</text:p>
          </table:table-cell>
        </table:table-row>
        <table:table-row table:style-name="ro1" table:visibility="filter">
          <table:table-cell office:value-type="string" calcext:value-type="string">
            <text:p>?x1 1736 ?x2 . ?x2 372 ?x3 . ?x3 1640 ?x4</text:p>
          </table:table-cell>
          <table:table-cell office:value-type="string" calcext:value-type="string">
            <text:p>P3.txt</text:p>
          </table:table-cell>
        </table:table-row>
        <table:table-row table:style-name="ro1" table:visibility="filter">
          <table:table-cell office:value-type="string" calcext:value-type="string">
            <text:p>?x1 316 ?x2 . ?x2 323 ?x3 . ?x3 322 ?x4 . ?x1 292 ?x4</text:p>
          </table:table-cell>
          <table:table-cell office:value-type="string" calcext:value-type="string">
            <text:p>S3.txt</text:p>
          </table:table-cell>
        </table:table-row>
        <table:table-row table:style-name="ro1" table:visibility="filter">
          <table:table-cell office:value-type="string" calcext:value-type="string">
            <text:p>?x1 1750 ?x2 . ?x1 1686 ?x3 . ?x2 290 ?x4 . ?x3 1615 ?x4</text:p>
          </table:table-cell>
          <table:table-cell office:value-type="string" calcext:value-type="string">
            <text:p>S4.txt</text:p>
          </table:table-cell>
        </table:table-row>
        <table:table-row table:style-name="ro1" table:visibility="filter">
          <table:table-cell office:value-type="string" calcext:value-type="string">
            <text:p>?x1 1742 ?x2 . ?x2 455 ?x3 . ?x1 301 ?x3</text:p>
          </table:table-cell>
          <table:table-cell office:value-type="string" calcext:value-type="string">
            <text:p>Tr2.txt</text:p>
          </table:table-cell>
        </table:table-row>
        <table:table-row table:style-name="ro1" table:visibility="filter">
          <table:table-cell office:value-type="string" calcext:value-type="string">
            <text:p>?x1 1441 ?x2 . ?x2 1236 ?x3</text:p>
          </table:table-cell>
          <table:table-cell office:value-type="string" calcext:value-type="string">
            <text:p>P2.txt</text:p>
          </table:table-cell>
        </table:table-row>
        <table:table-row table:style-name="ro1" table:visibility="filter">
          <table:table-cell office:value-type="string" calcext:value-type="string">
            <text:p>?x 1767 ?y . ?x 1741 ?z . ?x 2031 ?u</text:p>
          </table:table-cell>
          <table:table-cell office:value-type="string" calcext:value-type="string">
            <text:p>T3.txt</text:p>
          </table:table-cell>
        </table:table-row>
      </table:table>
      <table:named-expressions/>
      <table:database-ranges>
        <table:database-range table:name="__Anonymous_Sheet_DB__0" table:target-range-address="'Queries-wikidata-benchmark'.A1:'Queries-wikidata-benchmark'.B851" table:display-filter-buttons="true">
          <table:filter>
            <table:filter-and>
              <table:filter-condition table:value="J4.txt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2T15:05:43.210757075</dc:date>
    <meta:editing-duration>PT43M6S</meta:editing-duration>
    <meta:editing-cycles>2</meta:editing-cycles>
    <meta:generator>LibreOffice/7.3.4.2$Linux_X86_64 LibreOffice_project/30$Build-2</meta:generator>
    <meta:document-statistic meta:table-count="1" meta:cell-count="1702" meta:object-count="0"/>
  </office:meta>
</office:document-meta>
</file>